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7.3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.63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6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5.08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13cm 28.94cm)">
          <text:p text:style-name="P1"><text:span text:style-name="T1">QS_ClientEventBlockCount (QS_Block),</text:span></text:p>
          <text:p text:style-name="P1"><text:span text:style-name="T1">QS_ClientEventLimitCount (QS_Limit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27cm" draw:transform="rotate (1.5707963267946) translate (14.4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4.875cm" svg:y1="18.78cm" svg:x2="14.8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6) translate (15.6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115cm" svg:y1="13.065cm" svg:x2="16.115cm" svg:y2="22.59cm">
          <text:p/>
        </draw:line>
        <draw:custom-shape draw:style-name="gr1" draw:text-style-name="P3" draw:layer="layout" svg:width="15.24cm" svg:height="1.27cm" svg:x="15.57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6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6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6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6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6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1.5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11-28T21:10:50</dc:date>
    <dc:language>en-US</dc:language>
    <meta:editing-cycles>43</meta:editing-cycles>
    <meta:editing-duration>PT22H04M33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